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Индекс верх-лево<draw:frame draw:style-name="fr1" draw:name="Объект1" text:anchor-type="as-char" svg:y="-0.437cm" svg:width="0.577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Индекс верх<draw:frame draw:style-name="fr1" draw:name="Объект2" text:anchor-type="as-char" svg:y="-0.658cm" svg:width="0.432cm" svg:height="0.75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Standard"/>
      <text:p text:style-name="Standard">Индекс верх-право<draw:frame draw:style-name="fr1" draw:name="Объект3" text:anchor-type="as-char" svg:y="-0.437cm" svg:width="0.577cm" svg:height="0.529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Standard"/>
      <text:p text:style-name="Standard">Индекс низ-лево<draw:frame draw:style-name="fr1" draw:name="Объект4" text:anchor-type="as-char" svg:y="-0.377cm" svg:width="0.577cm" svg:height="0.533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Standard"/>
      <text:p text:style-name="Standard">Индекс низ<draw:frame draw:style-name="fr1" draw:name="Объект5" text:anchor-type="as-char" svg:y="-0.377cm" svg:width="0.432cm" svg:height="0.75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Standard"/>
      <text:p text:style-name="Standard">Индекс низ-право<draw:frame draw:style-name="fr1" draw:name="Объект6" text:anchor-type="as-char" svg:y="-0.377cm" svg:width="0.577cm" svg:height="0.533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Standard"/>
      <text:p text:style-name="Standard">Вертикальное расположение<draw:frame draw:style-name="fr1" draw:name="Объект7" text:anchor-type="as-char" svg:y="-0.801cm" svg:width="0.432cm" svg:height="1.448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5:22:22</dc:date>
    <dc:creator>artur </dc:creator>
    <meta:editing-duration>P0D</meta:editing-duration>
    <meta:editing-cycles>1</meta:editing-cycles>
    <meta:document-statistic meta:table-count="0" meta:image-count="0" meta:object-count="7" meta:page-count="1" meta:paragraph-count="7" meta:word-count="14" meta:character-count="117" meta:non-whitespace-character-count="103"/>
  </office:meta>
</office:document-meta>
</file>

<file path=Object 1/content.xml><?xml version="1.0" encoding="utf-8"?>
<math xmlns="http://www.w3.org/1998/Math/MathML">
  <semantics>
    <mrow>
      <mmultiscripts>
        <mi>a</mi>
        <mprescripts/>
        <none/>
        <mrow>
          <mi>x</mi>
        </mrow>
      </mmultiscripts>
    </mrow>
    <annotation encoding="StarMath 5.0">a lsup{x} </annotation>
  </semantics>
</math>
</file>

<file path=Object 2/content.xml><?xml version="1.0" encoding="utf-8"?>
<math xmlns="http://www.w3.org/1998/Math/MathML">
  <semantics>
    <mrow>
      <mover>
        <mi>a</mi>
        <mrow>
          <mi>x</mi>
        </mrow>
      </mover>
    </mrow>
    <annotation encoding="StarMath 5.0">a csup{x} </annotation>
  </semantics>
</math>
</file>

<file path=Object 3/content.xml><?xml version="1.0" encoding="utf-8"?>
<math xmlns="http://www.w3.org/1998/Math/MathML">
  <semantics>
    <mrow>
      <msup>
        <mi>a</mi>
        <mrow>
          <mi>x</mi>
        </mrow>
      </msup>
    </mrow>
    <annotation encoding="StarMath 5.0">a^{x}</annotation>
  </semantics>
</math>
</file>

<file path=Object 4/content.xml><?xml version="1.0" encoding="utf-8"?>
<math xmlns="http://www.w3.org/1998/Math/MathML">
  <semantics>
    <mrow>
      <mmultiscripts>
        <mi>a</mi>
        <mprescripts/>
        <mrow>
          <mi>x</mi>
        </mrow>
        <none/>
      </mmultiscripts>
    </mrow>
    <annotation encoding="StarMath 5.0">a lsub{x} </annotation>
  </semantics>
</math>
</file>

<file path=Object 5/content.xml><?xml version="1.0" encoding="utf-8"?>
<math xmlns="http://www.w3.org/1998/Math/MathML">
  <semantics>
    <mrow>
      <munder>
        <mi>a</mi>
        <mrow>
          <mi>x</mi>
        </mrow>
      </munder>
    </mrow>
    <annotation encoding="StarMath 5.0">a csub{x} </annotation>
  </semantics>
</math>
</file>

<file path=Object 6/content.xml><?xml version="1.0" encoding="utf-8"?>
<math xmlns="http://www.w3.org/1998/Math/MathML">
  <semantics>
    <mrow>
      <msub>
        <mi>a</mi>
        <mrow>
          <mi>x</mi>
        </mrow>
      </msub>
    </mrow>
    <annotation encoding="StarMath 5.0">a_{x}</annotation>
  </semantics>
</math>
</file>

<file path=Object 7/content.xml><?xml version="1.0" encoding="utf-8"?>
<math xmlns="http://www.w3.org/1998/Math/MathML">
  <semantics>
    <mrow>
      <mtable>
        <mtr>
          <mtd>
            <mrow>
              <mi>a</mi>
            </mrow>
          </mtd>
        </mtr>
        <mtr>
          <mtd>
            <mrow>
              <mi>b</mi>
            </mrow>
          </mtd>
        </mtr>
        <mtr>
          <mtd>
            <mrow>
              <mi>c</mi>
            </mrow>
          </mtd>
        </mtr>
      </mtable>
    </mrow>
    <annotation encoding="StarMath 5.0">stack{a # b # c} </annotation>
  </semantics>
</math>
</file>